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ileRenderedImage.getTile( int tileX , int til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TileRenderedImage.SingleTileRenderedImage( Raster ras , ColorModel colo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